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>
      <style:paragraph-properties style:writing-mode="lr-tb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P16" style:family="paragraph" style:parent-style-name="Heading_20_1">
      <style:paragraph-properties style:writing-mode="lr-tb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El Gran Debate: ¿Son las Constantes Físicas Inmutables... o Solo una Ilusión Colectiva?"</text:h>
      <text:p text:style-name="P8"><text:span text:style-name="Emphasis"><text:span text:style-name="T1">(Sátira de una crisis existencial cósmica)</text:span></text:span></text:p>
      <text:h text:style-name="P16" text:outline-level="1">? Acto 1: Fundamentalistas vs. Emergentistas (La Batalla Cósmica)</text:h>
      <text:p text:style-name="P8"><text:span text:style-name="Strong_20_Emphasis"><text:span text:style-name="T3">Fundamentalistas (Físicos Clásicos):</text:span></text:span></text:p>
      <text:list xml:id="list4234842137203557503" text:style-name="L1">
        <text:list-item text:start-value="1">
          <text:p text:style-name="P9"><text:span text:style-name="Emphasis"><text:span text:style-name="T1">"Las constantes son sagradas, inmutables y universales. ¡Como los 10 mandamientos, pero con más decimales!"</text:span></text:span></text:p>
        </text:list-item>
        <text:list-item text:start-value="2">
          <text:p text:style-name="P1"><text:span text:style-name="Emphasis"><text:span text:style-name="T1">"Si G o ℏ cambiaran, el colapso sería total. ¡El universo no es un improvisado!"</text:span></text:span></text:p>
        </text:list-item>
      </text:list>
      <text:p text:style-name="P8"><text:span text:style-name="Strong_20_Emphasis"><text:span text:style-name="T3">Emergentistas (SQE y otros rebeldes):</text:span></text:span></text:p>
      <text:list xml:id="list7669357103740813576" text:style-name="L2">
        <text:list-item text:start-value="1">
          <text:p text:style-name="P10"><text:span text:style-name="Emphasis"><text:span text:style-name="T1">"Las constantes son como el precio del dólar: dependen del contexto, la oferta y la demanda cuántica."</text:span></text:span></text:p>
        </text:list-item>
        <text:list-item text:start-value="2">
          <text:p text:style-name="P2"><text:span text:style-name="Emphasis"><text:span text:style-name="T1">"¿Que por qué no vemos cambios? ¡Porque el universo es un sistema de creencias colectivas!"</text:span></text:span></text:p>
        </text:list-item>
      </text:list>
      <text:h text:style-name="P16" text:outline-level="1">? La Gran Pregunta: ¿Por Qué Todo Parece Tan Sincronizado?</text:h>
      <text:p text:style-name="P8"><text:span text:style-name="Strong_20_Emphasis"><text:span text:style-name="T3">SQE Responde con 2 Teorías (Una Más Elegante que la Otra):</text:span></text:span></text:p>
      <text:list xml:id="list5839160844005071916" text:style-name="L3">
        <text:list-item text:start-value="1">
          <text:p text:style-name="P11"><text:span text:style-name="Strong_20_Emphasis"><text:span text:style-name="T3">"El Universo es un Copy-Paste Cósmico"</text:span></text:span></text:p>
          <text:list>
            <text:list-item text:start-value="1">
              <text:p text:style-name="P11"><text:span text:style-name="Emphasis"><text:span text:style-name="T1">La inflación estiró una pequeña región homogénea como chicle, clonando sus propiedades en todas partes.</text:span></text:span></text:p>
            </text:list-item>
            <text:list-item text:start-value="2">
              <text:p text:style-name="P11"><text:span text:style-name="Emphasis"><text:span text:style-name="T1">"Es como cuando haces 'Ctrl+C / Ctrl+V' en un documento… y se te olvida editar los detalles."</text:span></text:span></text:p>
            </text:list-item>
          </text:list>
        </text:list-item>
        <text:list-item text:start-value="2">
          <text:p text:style-name="P11"><text:span text:style-name="Strong_20_Emphasis"><text:span text:style-name="T3">"El Entrelazamiento es el WhatsApp del Universo"</text:span></text:span></text:p>
          <text:list>
            <text:list-item text:start-value="1">
              <text:p text:style-name="P11"><text:span text:style-name="Emphasis"><text:span text:style-name="T1">Las partículas están tan enredadas que, aunque las constantes son variables, el chisme cuántico las mantiene sincronizadas.</text:span></text:span></text:p>
            </text:list-item>
            <text:list-item text:start-value="2">
              <text:p text:style-name="P3">*"Es un grupo de WhatsApp cósmico donde todos leen el mismo mensaje: 'Quedamos en que G = 6.674×10⁻¹¹. No cambien el plan.'"*</text:p>
            </text:list-item>
          </text:list>
        </text:list-item>
      </text:list>
      <text:h text:style-name="P16" text:outline-level="1">? ¿Hay Zonas Rebeldes Donde las Constantes se Portan Mal?</text:h>
      <text:p text:style-name="P8"><text:span text:style-name="Strong_20_Emphasis"><text:span text:style-name="T3">Evidencia Tentadora (Pero No Confirmada):</text:span></text:span></text:p>
      <text:list xml:id="list2407139735320618579" text:style-name="L4">
        <text:list-item text:start-value="1">
          <text:p text:style-name="P12"><text:span text:style-name="Strong_20_Emphasis"><text:span text:style-name="T3">La Constante de Estructura Fina (α):</text:span></text:span> <text:span text:style-name="Emphasis"><text:span text:style-name="T1">"En 2010, unos astrónomos dijeron que α variaba… pero luego todos fingieron no haberlo visto."</text:span></text:span></text:p>
        </text:list-item>
        <text:list-item text:start-value="2">
          <text:p text:style-name="P12"><text:span text:style-name="Strong_20_Emphasis"><text:span text:style-name="T3">La Energía del Vacío (Λ):</text:span></text:span> <text:span text:style-name="Emphasis"><text:span text:style-name="T1">"La expansión acelerada del universo podría ser… que Λ se aburrió de ser constante."</text:span></text:span></text:p>
        </text:list-item>
        <text:list-item text:start-value="3">
          <text:p text:style-name="P4"><text:span text:style-name="Strong_20_Emphasis"><text:span text:style-name="T3">Burbujas de Multiverso:</text:span></text:span> <text:span text:style-name="Emphasis"><text:span text:style-name="T1">"Si existen, habría universos donde la gravedad es más débil… o </text:span></text:span><text:soft-page-break/><text:span text:style-name="Emphasis"><text:span text:style-name="T1">donde el reguetón no existe."</text:span></text:span></text:p>
        </text:list-item>
      </text:list>
      <text:p text:style-name="P8"><text:span text:style-name="Strong_20_Emphasis"><text:span text:style-name="T3">La Física Tradicional:</text:span></text:span> <text:span text:style-name="Emphasis"><text:span text:style-name="T1">"Son errores de medición… o algo con dimensiones extra. Nada de teorías raras, por favor."</text:span></text:span></text:p>
      <text:h text:style-name="P16" text:outline-level="1">? ¿Por Qué SQE es Más Interesante (Aunque Menos Aceptada)?</text:h>
      <text:list xml:id="list7468065749140997740" text:style-name="L5">
        <text:list-item text:start-value="1">
          <text:p text:style-name="P13"><text:span text:style-name="Strong_20_Emphasis"><text:span text:style-name="T3">Explica el Ajuste Fino Sin Magia:</text:span></text:span></text:p>
          <text:list>
            <text:list-item text:start-value="1">
              <text:p text:style-name="P13"><text:span text:style-name="Emphasis"><text:span text:style-name="T1">"No es casualidad que las constantes sean perfectas para la vida… es que la vida es el resultado de su baile coordinado."</text:span></text:span></text:p>
            </text:list-item>
          </text:list>
        </text:list-item>
        <text:list-item text:start-value="2">
          <text:p text:style-name="P13"><text:span text:style-name="Strong_20_Emphasis"><text:span text:style-name="T3">Predice Variaciones (Pero Discretas):</text:span></text:span></text:p>
          <text:list>
            <text:list-item text:start-value="1">
              <text:p text:style-name="P13"><text:span text:style-name="Emphasis"><text:span text:style-name="T1">"Si α cambia en algunas zonas, SQE no entra en pánico: solo son 'regiones con mala recepción cuántica'."</text:span></text:span></text:p>
            </text:list-item>
          </text:list>
        </text:list-item>
        <text:list-item text:start-value="3">
          <text:p text:style-name="P13"><text:span text:style-name="Strong_20_Emphasis"><text:span text:style-name="T3">Incluye lo que Otras Ignoran:</text:span></text:span></text:p>
          <text:list>
            <text:list-item text:start-value="1">
              <text:p text:style-name="P5"><text:span text:style-name="Emphasis"><text:span text:style-name="T1">"La conciencia, la vida… ¡son fenómenos físicos emergentes, no accidentes!"</text:span></text:span></text:p>
            </text:list-item>
          </text:list>
        </text:list-item>
      </text:list>
      <text:p text:style-name="P8"><text:span text:style-name="Strong_20_Emphasis"><text:span text:style-name="T3">Problema:</text:span></text:span> <text:span text:style-name="Emphasis"><text:span text:style-name="T1">"La física tradicional prefiere creer en 11 dimensiones invisibles antes que en un universo que se autoajusta."</text:span></text:span></text:p>
      <text:h text:style-name="P16" text:outline-level="1">? Conclusión: ¿Quién Tiene Razón?</text:h>
      <text:list xml:id="list84719906649776878" text:style-name="L6">
        <text:list-item text:start-value="1">
          <text:p text:style-name="P14"><text:span text:style-name="Strong_20_Emphasis"><text:span text:style-name="T3">Si el Fundamentalismo gana:</text:span></text:span> <text:span text:style-name="Emphasis"><text:span text:style-name="T1">El universo es un reloj suizo perfecto… y aburrido.</text:span></text:span></text:p>
        </text:list-item>
        <text:list-item text:start-value="2">
          <text:p text:style-name="P6"><text:span text:style-name="Strong_20_Emphasis"><text:span text:style-name="T3">Si el Emergentismo gana:</text:span></text:span> <text:span text:style-name="Emphasis"><text:span text:style-name="T1">El universo es un jazz cósmico… donde hasta las constantes improvisan.</text:span></text:span></text:p>
        </text:list-item>
      </text:list>
      <text:p text:style-name="P8"><text:span text:style-name="Strong_20_Emphasis"><text:span text:style-name="T3">Mientras tanto, los fotones siguen viajando, indiferentes a nuestro drama existencial.</text:span></text:span></text:p>
      <text:p text:style-name="P8">? <text:span text:style-name="Strong_20_Emphasis"><text:span text:style-name="T3">¿Te gustó? Suscríbete a</text:span></text:span> <text:span text:style-name="Strong_20_Emphasis"><text:span text:style-name="T2">"Constantes en Crisis: El Podcast que Nadie en la Física Quiere que Escuches"</text:span></text:span><text:span text:style-name="Strong_20_Emphasis"><text:span text:style-name="T3">.</text:span></text:span><text:line-break/><text:span text:style-name="Emphasis"><text:span text:style-name="T1">(Transmitiendo desde el vacío cuántico, donde las reglas son flexibles.)</text:span></text:span></text:p>
      <text:p text:style-name="P8">? <text:span text:style-name="Strong_20_Emphasis"><text:span text:style-name="T3">Bonus: Frases para defender el Emergentismo en una cena aburrida:</text:span></text:span></text:p>
      <text:list xml:id="list6470355782890986064" text:style-name="L7">
        <text:list-item text:start-value="1">
          <text:p text:style-name="P15"><text:span text:style-name="Emphasis"><text:span text:style-name="T1">"Si las constantes cambian, ¿por qué no lo hacemos nosotros? Ah, espera… quizá sí lo hacemos."</text:span></text:span></text:p>
        </text:list-item>
        <text:list-item text:start-value="2">
          <text:p text:style-name="P15"><text:span text:style-name="Emphasis"><text:span text:style-name="T1">"La inflación cósmica fue el primer 'Ctrl+C / Ctrl+V' de la historia."</text:span></text:span></text:p>
        </text:list-item>
        <text:list-item text:start-value="3">
          <text:p text:style-name="P7"><text:span text:style-name="Emphasis"><text:span text:style-name="T1">"El entrelazamiento cuántico es el original 'mantengamos el contacto'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2T22:42:12.97</meta:creation-date>
    <meta:document-statistic meta:table-count="0" meta:image-count="0" meta:object-count="0" meta:page-count="2" meta:paragraph-count="40" meta:word-count="535" meta:character-count="3243"/>
    <dc:date>2025-05-02T22:42:42.24</dc:date>
    <dc:creator>Lefuan </dc:creator>
    <meta:editing-duration>PT29S</meta:editing-duration>
    <meta:editing-cycles>1</meta:editing-cycles>
    <meta:generator>OpenOffice/4.1.15$Win32 OpenOffice.org_project/4115m2$Build-9813</meta:generator>
  </office:meta>
</office:document-meta>
</file>